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fo:color="#003c3d" style:font-name="Nuhalin 3" fo:font-size="8pt" officeooo:rsid="001636c3" officeooo:paragraph-rsid="0021e54d" style:font-size-asian="8pt" style:font-size-complex="8pt"/>
    </style:style>
    <style:style style:name="P2" style:family="paragraph" style:parent-style-name="Standard">
      <style:text-properties fo:color="#003c3d" style:font-name="Nuhalin 3" fo:font-size="8pt" officeooo:rsid="001e1ecc" officeooo:paragraph-rsid="0021e54d" style:font-size-asian="8pt" style:font-size-complex="8pt"/>
    </style:style>
    <style:style style:name="P3" style:family="paragraph" style:parent-style-name="Standard">
      <style:text-properties fo:color="#003c3d" style:font-name="Nuhalin 3" fo:font-size="8pt" officeooo:rsid="001ff9da" officeooo:paragraph-rsid="0021e54d" style:font-size-asian="8pt" style:font-size-complex="8pt"/>
    </style:style>
    <style:style style:name="P4" style:family="paragraph" style:parent-style-name="Standard">
      <style:text-properties style:font-name="Inconsolata" officeooo:rsid="001636c3" officeooo:paragraph-rsid="001636c3"/>
    </style:style>
    <style:style style:name="P5" style:family="paragraph" style:parent-style-name="Standard">
      <style:text-properties style:font-name="Inconsolata" officeooo:rsid="001636c3" officeooo:paragraph-rsid="0023e3f0"/>
    </style:style>
    <style:style style:name="P6" style:family="paragraph" style:parent-style-name="Standard">
      <style:text-properties style:font-name="Inconsolata" officeooo:rsid="001636c3" officeooo:paragraph-rsid="0021e54d"/>
    </style:style>
    <style:style style:name="P7" style:family="paragraph" style:parent-style-name="Standard">
      <style:text-properties style:font-name="Inconsolata" officeooo:rsid="001636c3" officeooo:paragraph-rsid="002722ad"/>
    </style:style>
    <style:style style:name="P8" style:family="paragraph" style:parent-style-name="Standard">
      <style:text-properties style:font-name="Inconsolata" officeooo:rsid="00170548" officeooo:paragraph-rsid="001e1ecc"/>
    </style:style>
    <style:style style:name="P9" style:family="paragraph" style:parent-style-name="Standard">
      <style:text-properties style:font-name="Inconsolata" officeooo:rsid="00258edb" officeooo:paragraph-rsid="00258edb"/>
    </style:style>
    <style:style style:name="P10" style:family="paragraph" style:parent-style-name="Standard">
      <style:text-properties officeooo:rsid="001636c3" officeooo:paragraph-rsid="0021e54d"/>
    </style:style>
    <style:style style:name="P11" style:family="paragraph" style:parent-style-name="Standard">
      <style:text-properties officeooo:rsid="001636c3" officeooo:paragraph-rsid="001636c3"/>
    </style:style>
    <style:style style:name="P12" style:family="paragraph" style:parent-style-name="Standard">
      <style:text-properties officeooo:rsid="001636c3" officeooo:paragraph-rsid="0023e3f0"/>
    </style:style>
    <style:style style:name="P13" style:family="paragraph" style:parent-style-name="Standard">
      <style:text-properties officeooo:rsid="001636c3" officeooo:paragraph-rsid="002722ad"/>
    </style:style>
    <style:style style:name="P14" style:family="paragraph" style:parent-style-name="Standard">
      <style:text-properties officeooo:rsid="001636c3" officeooo:paragraph-rsid="0027760c"/>
    </style:style>
    <style:style style:name="P15" style:family="paragraph" style:parent-style-name="Standard">
      <style:text-properties officeooo:paragraph-rsid="001636c3"/>
    </style:style>
    <style:style style:name="T1" style:family="text">
      <style:text-properties style:font-name="Inconsolata"/>
    </style:style>
    <style:style style:name="T2" style:family="text">
      <style:text-properties style:font-name="Inconsolata" officeooo:rsid="001636c3"/>
    </style:style>
    <style:style style:name="T3" style:family="text">
      <style:text-properties style:font-name="Inconsolata" style:text-underline-style="solid" style:text-underline-width="auto" style:text-underline-color="font-color"/>
    </style:style>
    <style:style style:name="T4" style:family="text">
      <style:text-properties style:font-name="Inconsolata" style:text-underline-style="solid" style:text-underline-width="auto" style:text-underline-color="font-color" officeooo:rsid="0016a023"/>
    </style:style>
    <style:style style:name="T5" style:family="text">
      <style:text-properties style:font-name="Inconsolata" style:text-underline-style="solid" style:text-underline-width="auto" style:text-underline-color="font-color" officeooo:rsid="00170548"/>
    </style:style>
    <style:style style:name="T6" style:family="text">
      <style:text-properties style:font-name="Inconsolata" style:text-underline-style="solid" style:text-underline-width="auto" style:text-underline-color="font-color" officeooo:rsid="00196c27"/>
    </style:style>
    <style:style style:name="T7" style:family="text">
      <style:text-properties style:font-name="Inconsolata" officeooo:rsid="0016a023"/>
    </style:style>
    <style:style style:name="T8" style:family="text">
      <style:text-properties style:font-name="Inconsolata" officeooo:rsid="00170548"/>
    </style:style>
    <style:style style:name="T9" style:family="text">
      <style:text-properties style:font-name="Inconsolata" officeooo:rsid="00196c27"/>
    </style:style>
    <style:style style:name="T10" style:family="text">
      <style:text-properties style:font-name="Inconsolata" officeooo:rsid="001da1d7"/>
    </style:style>
    <style:style style:name="T11" style:family="text">
      <style:text-properties style:font-name="Inconsolata" officeooo:rsid="0021aad5"/>
    </style:style>
    <style:style style:name="T12" style:family="text">
      <style:text-properties style:font-name="Inconsolata" officeooo:rsid="0021e54d"/>
    </style:style>
    <style:style style:name="T13" style:family="text">
      <style:text-properties style:font-name="Inconsolata" officeooo:rsid="0023e3f0"/>
    </style:style>
    <style:style style:name="T14" style:family="text">
      <style:text-properties style:font-name="Inconsolata" officeooo:rsid="002722ad"/>
    </style:style>
    <style:style style:name="T15" style:family="text">
      <style:text-properties style:font-name="Inconsolata" officeooo:rsid="0027760c"/>
    </style:style>
    <style:style style:name="T16" style:family="text">
      <style:text-properties style:font-name="Inconsolata" officeooo:rsid="00288dad"/>
    </style:style>
    <style:style style:name="T17" style:family="text">
      <style:text-properties style:font-name="Inconsolata" officeooo:rsid="0029a8f3"/>
    </style:style>
    <style:style style:name="T18" style:family="text">
      <style:text-properties fo:color="#820f71"/>
    </style:style>
    <style:style style:name="T19" style:family="text">
      <style:text-properties fo:color="#820f71" style:font-name="Inconsolata"/>
    </style:style>
    <style:style style:name="T20" style:family="text">
      <style:text-properties fo:color="#820f71" style:font-name="Inconsolata" officeooo:rsid="001636c3"/>
    </style:style>
    <style:style style:name="T21" style:family="text">
      <style:text-properties fo:color="#820f71" style:font-name="Inconsolata" officeooo:rsid="001da1d7"/>
    </style:style>
    <style:style style:name="T22" style:family="text">
      <style:text-properties fo:color="#820f71" style:font-name="Inconsolata" officeooo:rsid="001e1ecc"/>
    </style:style>
    <style:style style:name="T23" style:family="text">
      <style:text-properties fo:color="#820f71" style:font-name="Inconsolata" officeooo:rsid="0021e54d"/>
    </style:style>
    <style:style style:name="T24" style:family="text">
      <style:text-properties fo:color="#820f71" style:font-name="Inconsolata" officeooo:rsid="0023e3f0"/>
    </style:style>
    <style:style style:name="T25" style:family="text">
      <style:text-properties fo:color="#820f71" officeooo:rsid="0016a023"/>
    </style:style>
    <style:style style:name="T26" style:family="text">
      <style:text-properties fo:color="#003c3d"/>
    </style:style>
    <style:style style:name="T27" style:family="text">
      <style:text-properties fo:color="#003c3d" style:font-name="Nuhalin 3" fo:font-size="8pt" style:font-size-asian="8pt" style:font-size-complex="8pt"/>
    </style:style>
    <style:style style:name="T28" style:family="text">
      <style:text-properties fo:color="#003c3d" style:font-name="Nuhalin 3" fo:font-size="8pt" officeooo:rsid="001636c3" style:font-size-asian="8pt" style:font-size-complex="8pt"/>
    </style:style>
    <style:style style:name="T29" style:family="text">
      <style:text-properties fo:color="#003c3d" style:font-name="Nuhalin 3" fo:font-size="8pt" officeooo:rsid="001da1d7" style:font-size-asian="8pt" style:font-size-complex="8pt"/>
    </style:style>
    <style:style style:name="T30" style:family="text">
      <style:text-properties fo:color="#003c3d" style:font-name="Nuhalin 3" fo:font-size="8pt" officeooo:rsid="001e1ecc" style:font-size-asian="8pt" style:font-size-complex="8pt"/>
    </style:style>
    <style:style style:name="T31" style:family="text">
      <style:text-properties fo:color="#003c3d" style:font-name="Nuhalin 3" fo:font-size="8pt" officeooo:rsid="001ff9da" style:font-size-asian="8pt" style:font-size-complex="8pt"/>
    </style:style>
    <style:style style:name="T32" style:family="text">
      <style:text-properties fo:color="#003c3d" style:font-name="Nuhalin 3" fo:font-size="8pt" officeooo:rsid="0021e54d" style:font-size-asian="8pt" style:font-size-complex="8pt"/>
    </style:style>
    <style:style style:name="T33" style:family="text">
      <style:text-properties fo:color="#003c3d" style:font-name="Nuhalin 3" fo:font-size="8pt" officeooo:rsid="0023e3f0" style:font-size-asian="8pt" style:font-size-complex="8pt"/>
    </style:style>
    <style:style style:name="T34" style:family="text">
      <style:text-properties officeooo:rsid="001880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..................................................................................</text:p>
      <text:p text:style-name="P7"><text:span text:style-name="T26">nuhAlin</text:span> . <text:span text:style-name="T25">keyboard</text:span> . English <text:span text:style-name="T34">(pronunciation or commentary if necessary)</text:span></text:p>
      <text:p text:style-name="P4"/>
      <text:p text:style-name="P5">...................................................................................</text:p>
      <text:p text:style-name="P12"><text:span text:style-name="T32">?</text:span><text:span text:style-name="T1"> . </text:span><text:span text:style-name="T24">?</text:span><text:span text:style-name="T12"> . </text:span><text:span text:style-name="T13">n</text:span><text:span text:style-name="T12">umbers</text:span></text:p>
      <text:p text:style-name="P1"/>
      <text:p text:style-name="P4"><text:span text:style-name="T27">0</text:span> . <text:span text:style-name="T18">0</text:span> . 0</text:p>
      <text:p text:style-name="P4"><text:span text:style-name="T27">1</text:span> . <text:span text:style-name="T18">1</text:span> . 1</text:p>
      <text:p text:style-name="P4"><text:span text:style-name="T27">2</text:span> . <text:span text:style-name="T18">2</text:span> . 2</text:p>
      <text:p text:style-name="P4"><text:span text:style-name="T27">3</text:span> . <text:span text:style-name="T18">3</text:span> . 3</text:p>
      <text:p text:style-name="P4"><text:span text:style-name="T27">4</text:span> . <text:span text:style-name="T18">4</text:span> . 4</text:p>
      <text:p text:style-name="P4"><text:span text:style-name="T27">5</text:span> . <text:span text:style-name="T18">5</text:span> . 5</text:p>
      <text:p text:style-name="P15"><text:span text:style-name="T28">6</text:span><text:span text:style-name="T2"> . </text:span><text:span text:style-name="T20">6</text:span><text:span text:style-name="T2"> . 6</text:span></text:p>
      <text:p text:style-name="P11"><text:span text:style-name="T27">7</text:span><text:span text:style-name="T1"> . </text:span><text:span text:style-name="T19">7</text:span><text:span text:style-name="T1"> . 7</text:span></text:p>
      <text:p text:style-name="P11"><text:span text:style-name="T27">8</text:span><text:span text:style-name="T1"> . </text:span><text:span text:style-name="T19">8</text:span><text:span text:style-name="T1"> . 8</text:span></text:p>
      <text:p text:style-name="P11"><text:span text:style-name="T27">!</text:span><text:span text:style-name="T1"> . </text:span><text:span text:style-name="T19">!</text:span><text:span text:style-name="T1"> . 9</text:span></text:p>
      <text:p text:style-name="P11"><text:span text:style-name="T27">@</text:span><text:span text:style-name="T1"> . </text:span><text:span text:style-name="T19">@</text:span><text:span text:style-name="T1"> . 10</text:span></text:p>
      <text:p text:style-name="P11"><text:span text:style-name="T27">#</text:span><text:span text:style-name="T1"> . </text:span><text:span text:style-name="T19">#</text:span><text:span text:style-name="T1"> . 11</text:span></text:p>
      <text:p text:style-name="P11"><text:span text:style-name="T27">$</text:span><text:span text:style-name="T1"> . </text:span><text:span text:style-name="T19">$</text:span><text:span text:style-name="T1"> . 12</text:span></text:p>
      <text:p text:style-name="P11"><text:span text:style-name="T27">%</text:span><text:span text:style-name="T1"> . </text:span><text:span text:style-name="T19">%</text:span><text:span text:style-name="T1"> . 13</text:span></text:p>
      <text:p text:style-name="P11"><text:span text:style-name="T27">^</text:span><text:span text:style-name="T1"> . </text:span><text:span text:style-name="T19">^</text:span><text:span text:style-name="T1"> . 14</text:span></text:p>
      <text:p text:style-name="P11"><text:span text:style-name="T27">&amp;</text:span><text:span text:style-name="T1"> . </text:span><text:span text:style-name="T19">&amp;</text:span><text:span text:style-name="T1"> . 15</text:span></text:p>
      <text:p text:style-name="P4"/>
      <text:p text:style-name="P5">...................................................................................</text:p>
      <text:p text:style-name="P14"><text:span text:style-name="T33">?</text:span><text:span text:style-name="T1"> . </text:span><text:span text:style-name="T24">?</text:span><text:span text:style-name="T12"> . </text:span><text:span text:style-name="T13">weak vowel</text:span><text:span text:style-name="T15">s</text:span></text:p>
      <text:p text:style-name="P14"><text:span text:style-name="T13"/></text:p>
      <text:p text:style-name="P10"><text:span text:style-name="T27">i</text:span><text:span text:style-name="T1"> . </text:span><text:span text:style-name="T19">i</text:span><text:span text:style-name="T1"> . </text:span><text:span text:style-name="T7">i</text:span><text:span text:style-name="T1"> (f</text:span><text:span text:style-name="T3">ee</text:span><text:span text:style-name="T1">ble)</text:span></text:p>
      <text:p text:style-name="P10"><text:span text:style-name="T27">e</text:span><text:span text:style-name="T1"> . </text:span><text:span text:style-name="T19">e</text:span><text:span text:style-name="T1"> . e (</text:span><text:span text:style-name="T7">m</text:span><text:span text:style-name="T4">e</text:span><text:span text:style-name="T7">lee</text:span><text:span text:style-name="T1">)</text:span></text:p>
      <text:p text:style-name="P10"><text:span text:style-name="T27">é</text:span><text:span text:style-name="T1"> . </text:span><text:span text:style-name="T19">é</text:span><text:span text:style-name="T1"> . é (</text:span><text:span text:style-name="T7">n</text:span><text:span text:style-name="T4">e</text:span><text:span text:style-name="T7">bula</text:span><text:span text:style-name="T1">)</text:span></text:p>
      <text:p text:style-name="P10"><text:span text:style-name="T27">a</text:span><text:span text:style-name="T1"> . </text:span><text:span text:style-name="T19">a</text:span><text:span text:style-name="T1"> . a </text:span><text:span text:style-name="T7">(</text:span><text:span text:style-name="T5">u</text:span><text:span text:style-name="T8">nder</text:span><text:span text:style-name="T7">)</text:span></text:p>
      <text:p text:style-name="P10"><text:span text:style-name="T27">á</text:span><text:span text:style-name="T1"> . </text:span><text:span text:style-name="T19">á</text:span><text:span text:style-name="T1"> . á </text:span><text:span text:style-name="T7">(</text:span><text:span text:style-name="T5">a</text:span><text:span text:style-name="T8">rcher</text:span><text:span text:style-name="T7">)</text:span></text:p>
      <text:p text:style-name="P10"><text:span text:style-name="T27">o</text:span><text:span text:style-name="T1"> . </text:span><text:span text:style-name="T19">o</text:span><text:span text:style-name="T1"> . o </text:span><text:span text:style-name="T8">(</text:span><text:span text:style-name="T9">b</text:span><text:span text:style-name="T6">o</text:span><text:span text:style-name="T9">wl</text:span><text:span text:style-name="T8">)</text:span></text:p>
      <text:p text:style-name="P10"><text:span text:style-name="T27">ó</text:span><text:span text:style-name="T1"> . </text:span><text:span text:style-name="T19">ó</text:span><text:span text:style-name="T1"> . ó </text:span><text:span text:style-name="T8">(t</text:span><text:span text:style-name="T5">o</text:span><text:span text:style-name="T8">rch)</text:span></text:p>
      <text:p text:style-name="P10"><text:span text:style-name="T27">u</text:span><text:span text:style-name="T1"> . </text:span><text:span text:style-name="T19">u</text:span><text:span text:style-name="T1"> . u </text:span><text:span text:style-name="T8">(</text:span><text:span text:style-name="T6">oo</text:span><text:span text:style-name="T9">ze</text:span><text:span text:style-name="T8">)</text:span></text:p>
      <text:p text:style-name="P6"/>
      <text:p text:style-name="P5">...................................................................................</text:p>
      <text:p text:style-name="P13"><text:span text:style-name="T32">?</text:span><text:span text:style-name="T1"> . </text:span><text:span text:style-name="T24">?</text:span><text:span text:style-name="T12"> . </text:span><text:span text:style-name="T13">strong vowels</text:span></text:p>
      <text:p text:style-name="P13"><text:span text:style-name="T13"/></text:p>
      <text:p text:style-name="P13"><text:span text:style-name="T14">Strong vowels have the same pronunciation as their weak counterpart</text:span><text:span text:style-name="T16">s</text:span><text:span text:style-name="T14">, but </text:span><text:span text:style-name="T16">they are</text:span><text:span text:style-name="T14"> tonic. Being tonic means that if a word has more than one vowel, one of them must be the </text:span><text:span text:style-name="T16">loud</text:span><text:span text:style-name="T14"> point in the word, therefore a strong vowel.</text:span></text:p>
      <text:p text:style-name="P13"><text:span text:style-name="T14"/></text:p>
      <text:p text:style-name="P12"><text:span text:style-name="T32">I</text:span><text:span text:style-name="T1"> . </text:span><text:span text:style-name="T23">I</text:span><text:span text:style-name="T1"> . </text:span><text:span text:style-name="T12">I</text:span></text:p>
      <text:p text:style-name="P10"><text:span text:style-name="T32">E</text:span><text:span text:style-name="T1"> . </text:span><text:span text:style-name="T23">E</text:span><text:span text:style-name="T1"> . </text:span><text:span text:style-name="T12">E</text:span></text:p>
      <text:p text:style-name="P10"><text:span text:style-name="T32">É</text:span><text:span text:style-name="T1"> . </text:span><text:span text:style-name="T23">É</text:span><text:span text:style-name="T1"> . </text:span><text:span text:style-name="T12">É</text:span></text:p>
      <text:p text:style-name="P10"><text:span text:style-name="T32">A</text:span><text:span text:style-name="T1"> . </text:span><text:span text:style-name="T23">A</text:span><text:span text:style-name="T1"> . </text:span><text:span text:style-name="T12">A</text:span></text:p>
      <text:p text:style-name="P10"><text:span text:style-name="T32">Á</text:span><text:span text:style-name="T1"> . </text:span><text:span text:style-name="T23">Á</text:span><text:span text:style-name="T1"> . </text:span><text:span text:style-name="T12">Á</text:span></text:p>
      <text:p text:style-name="P10"><text:span text:style-name="T32">O</text:span><text:span text:style-name="T1"> . </text:span><text:span text:style-name="T23">O</text:span><text:span text:style-name="T1"> . </text:span><text:span text:style-name="T12">O</text:span></text:p>
      <text:p text:style-name="P10"><text:span text:style-name="T32">Ó</text:span><text:span text:style-name="T1"> . </text:span><text:span text:style-name="T23">Ó</text:span><text:span text:style-name="T1"> . </text:span><text:span text:style-name="T12">Ó</text:span></text:p>
      <text:p text:style-name="P10"><text:span text:style-name="T32">U</text:span><text:span text:style-name="T1"> . </text:span><text:span text:style-name="T23">U</text:span><text:span text:style-name="T1"> . </text:span><text:span text:style-name="T12">U</text:span></text:p>
      <text:p text:style-name="P5"/>
      <text:p text:style-name="P5"><text:soft-page-break/>...................................................................................</text:p>
      <text:p text:style-name="P13"><text:span text:style-name="T32">?</text:span><text:span text:style-name="T1"> . </text:span><text:span text:style-name="T24">?</text:span><text:span text:style-name="T12"> . </text:span><text:span text:style-name="T13">consonant</text:span><text:span text:style-name="T14">s</text:span></text:p>
      <text:p text:style-name="P13"><text:span text:style-name="T13"/></text:p>
      <text:p text:style-name="P12"><text:span text:style-name="T29">f</text:span><text:span text:style-name="T1"> . </text:span><text:span text:style-name="T21">f </text:span><text:span text:style-name="T23">or </text:span><text:span text:style-name="T21">F</text:span><text:span text:style-name="T1"> . </text:span><text:span text:style-name="T10">f</text:span><text:span text:style-name="T1"> </text:span><text:span text:style-name="T8">()</text:span></text:p>
      <text:p text:style-name="P12"><text:span text:style-name="T29">v</text:span><text:span text:style-name="T1"> . </text:span><text:span text:style-name="T21">v </text:span><text:span text:style-name="T23">or </text:span><text:span text:style-name="T21">V</text:span><text:span text:style-name="T1"> . </text:span><text:span text:style-name="T10">v</text:span><text:span text:style-name="T1"> </text:span><text:span text:style-name="T8">()</text:span></text:p>
      <text:p text:style-name="P10"><text:span text:style-name="T29">s</text:span><text:span text:style-name="T1"> . </text:span><text:span text:style-name="T21">s </text:span><text:span text:style-name="T23">or </text:span><text:span text:style-name="T21">S</text:span><text:span text:style-name="T1"> . </text:span><text:span text:style-name="T10">s</text:span><text:span text:style-name="T1"> </text:span><text:span text:style-name="T8">()</text:span></text:p>
      <text:p text:style-name="P10"><text:span text:style-name="T29">z</text:span><text:span text:style-name="T1"> . </text:span><text:span text:style-name="T21">z </text:span><text:span text:style-name="T23">or </text:span><text:span text:style-name="T21">Z</text:span><text:span text:style-name="T1"> . </text:span><text:span text:style-name="T10">z</text:span><text:span text:style-name="T1"> </text:span><text:span text:style-name="T8">()</text:span></text:p>
      <text:p text:style-name="P10"><text:span text:style-name="T29">x</text:span><text:span text:style-name="T1"> . </text:span><text:span text:style-name="T21">x </text:span><text:span text:style-name="T23">or </text:span><text:span text:style-name="T21">X</text:span><text:span text:style-name="T1"> . </text:span><text:span text:style-name="T10">x</text:span><text:span text:style-name="T1"> </text:span><text:span text:style-name="T8">()</text:span></text:p>
      <text:p text:style-name="P10"><text:span text:style-name="T29">j</text:span><text:span text:style-name="T1"> . </text:span><text:span text:style-name="T21">j </text:span><text:span text:style-name="T23">or </text:span><text:span text:style-name="T21">J</text:span><text:span text:style-name="T1"> . </text:span><text:span text:style-name="T10">j</text:span><text:span text:style-name="T1"> </text:span><text:span text:style-name="T8">()</text:span></text:p>
      <text:p text:style-name="P2"/>
      <text:p text:style-name="P10"><text:span text:style-name="T30">b</text:span><text:span text:style-name="T1"> . </text:span><text:span text:style-name="T22">b</text:span><text:span text:style-name="T21"> </text:span><text:span text:style-name="T23">or </text:span><text:span text:style-name="T22">B</text:span><text:span text:style-name="T1"> . </text:span><text:span text:style-name="T11">b</text:span><text:span text:style-name="T1"> </text:span><text:span text:style-name="T8">()</text:span></text:p>
      <text:p text:style-name="P10"><text:span text:style-name="T30">p</text:span><text:span text:style-name="T1"> . </text:span><text:span text:style-name="T22">p</text:span><text:span text:style-name="T21"> </text:span><text:span text:style-name="T23">or </text:span><text:span text:style-name="T22">P</text:span><text:span text:style-name="T1"> . </text:span><text:span text:style-name="T11">p</text:span><text:span text:style-name="T1"> </text:span><text:span text:style-name="T8">()</text:span></text:p>
      <text:p text:style-name="P10"><text:span text:style-name="T30">d</text:span><text:span text:style-name="T1"> . </text:span><text:span text:style-name="T22">d</text:span><text:span text:style-name="T21"> </text:span><text:span text:style-name="T23">or </text:span><text:span text:style-name="T22">D</text:span><text:span text:style-name="T1"> . </text:span><text:span text:style-name="T11">d</text:span><text:span text:style-name="T1"> </text:span><text:span text:style-name="T8">()</text:span></text:p>
      <text:p text:style-name="P10"><text:span text:style-name="T30">t</text:span><text:span text:style-name="T1"> . </text:span><text:span text:style-name="T22">t</text:span><text:span text:style-name="T21"> </text:span><text:span text:style-name="T23">or </text:span><text:span text:style-name="T22">T</text:span><text:span text:style-name="T1"> . </text:span><text:span text:style-name="T11">t</text:span><text:span text:style-name="T1"> </text:span><text:span text:style-name="T8">()</text:span></text:p>
      <text:p text:style-name="P10"><text:span text:style-name="T30">g</text:span><text:span text:style-name="T1"> . </text:span><text:span text:style-name="T22">g</text:span><text:span text:style-name="T21"> </text:span><text:span text:style-name="T23">or </text:span><text:span text:style-name="T22">G</text:span><text:span text:style-name="T1"> . </text:span><text:span text:style-name="T11">g</text:span><text:span text:style-name="T1"> </text:span><text:span text:style-name="T8">()</text:span></text:p>
      <text:p text:style-name="P10"><text:span text:style-name="T30">k</text:span><text:span text:style-name="T1"> . </text:span><text:span text:style-name="T22">k</text:span><text:span text:style-name="T21"> </text:span><text:span text:style-name="T23">or </text:span><text:span text:style-name="T22">K</text:span><text:span text:style-name="T1"> . </text:span><text:span text:style-name="T11">k</text:span><text:span text:style-name="T1"> </text:span><text:span text:style-name="T8">()</text:span></text:p>
      <text:p text:style-name="P3"/>
      <text:p text:style-name="P10"><text:span text:style-name="T31">h</text:span><text:span text:style-name="T1"> . </text:span><text:span text:style-name="T22">h</text:span><text:span text:style-name="T21"> </text:span><text:span text:style-name="T23">or </text:span><text:span text:style-name="T22">H</text:span><text:span text:style-name="T1"> . </text:span><text:span text:style-name="T11">h</text:span><text:span text:style-name="T1"> </text:span><text:span text:style-name="T8">()</text:span></text:p>
      <text:p text:style-name="P10"><text:span text:style-name="T31">y</text:span><text:span text:style-name="T1"> . </text:span><text:span text:style-name="T22">y</text:span><text:span text:style-name="T21"> </text:span><text:span text:style-name="T23">or </text:span><text:span text:style-name="T22">Y</text:span><text:span text:style-name="T1"> . </text:span><text:span text:style-name="T11">y</text:span><text:span text:style-name="T1"> </text:span><text:span text:style-name="T8">()</text:span></text:p>
      <text:p text:style-name="P10"><text:span text:style-name="T31">l</text:span><text:span text:style-name="T1"> . </text:span><text:span text:style-name="T22">l</text:span><text:span text:style-name="T21"> </text:span><text:span text:style-name="T23">or </text:span><text:span text:style-name="T22">L</text:span><text:span text:style-name="T1"> . </text:span><text:span text:style-name="T11">l</text:span><text:span text:style-name="T1"> </text:span><text:span text:style-name="T8">()</text:span></text:p>
      <text:p text:style-name="P10"><text:span text:style-name="T31">r</text:span><text:span text:style-name="T1"> . </text:span><text:span text:style-name="T22">r</text:span><text:span text:style-name="T21"> </text:span><text:span text:style-name="T23">or </text:span><text:span text:style-name="T22">R</text:span><text:span text:style-name="T1"> . </text:span><text:span text:style-name="T11">r</text:span><text:span text:style-name="T1"> </text:span><text:span text:style-name="T8">()</text:span></text:p>
      <text:p text:style-name="P10"><text:span text:style-name="T31">n</text:span><text:span text:style-name="T1"> . </text:span><text:span text:style-name="T22">n</text:span><text:span text:style-name="T21"> </text:span><text:span text:style-name="T23">or </text:span><text:span text:style-name="T22">N</text:span><text:span text:style-name="T1"> . </text:span><text:span text:style-name="T11">n</text:span><text:span text:style-name="T1"> </text:span><text:span text:style-name="T8">()</text:span></text:p>
      <text:p text:style-name="P10"><text:span text:style-name="T31">m</text:span><text:span text:style-name="T1"> . </text:span><text:span text:style-name="T22">m</text:span><text:span text:style-name="T21"> </text:span><text:span text:style-name="T23">or </text:span><text:span text:style-name="T22">M</text:span><text:span text:style-name="T1"> . </text:span><text:span text:style-name="T11">m</text:span><text:span text:style-name="T1"> </text:span><text:span text:style-name="T8">(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Inconsolata" svg:font-family="Inconsolata" style:font-pitch="fixed"/>
    <style:font-face style:name="Nuhalin 3" svg:font-family="'Nuhalin 3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5:33.735423431</meta:creation-date>
    <dc:date>2018-06-17T14:49:19.724367911</dc:date>
    <meta:editing-duration>PT59M2S</meta:editing-duration>
    <meta:editing-cycles>19</meta:editing-cycles>
    <meta:generator>LibreOffice/6.0.4.2$Linux_X86_64 LibreOffice_project/00m0$Build-2</meta:generator>
    <meta:document-statistic meta:table-count="0" meta:image-count="0" meta:object-count="0" meta:page-count="2" meta:paragraph-count="61" meta:word-count="390" meta:character-count="1445" meta:non-whitespace-character-count="1116"/>
  </office:meta>
</office:document-meta>
</file>